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o stretchy="false">α</mo>
          <mo stretchy="false">β</mo>
        </munderover>
        <mi>f</mi>
      </mrow>
      <mrow>
        <mo stretchy="false">(</mo>
        <mrow>
          <mi>x</mi>
        </mrow>
        <mo stretchy="false">)</mo>
      </mrow>
      <mo stretchy="false">δ</mo>
      <mrow>
        <mo stretchy="false">(</mo>
        <mrow>
          <mrow>
            <mi>x</mi>
            <mo stretchy="false">−</mo>
            <mi>a</mi>
          </mrow>
        </mrow>
        <mo stretchy="false">)</mo>
      </mrow>
      <mi/>
      <mtext>d</mtext>
      <mi>x</mi>
      <mrow>
        <mi/>
        <mo stretchy="false">=</mo>
        <mi/>
      </mrow>
      <mrow>
        <mo stretchy="true">{</mo>
        <mrow>
          <mtable>
            <mtr>
              <mtd>
                <mrow>
                  <mi>f</mi>
                  <mrow>
                    <mo stretchy="false">(</mo>
                    <mrow>
                      <mi>a</mi>
                    </mrow>
                    <mo stretchy="false">)</mo>
                  </mrow>
                  <mi/>
                  <mi>,</mi>
                  <mi/>
                  <mtext>falls</mtext>
                  <mi/>
                  <mrow>
                    <mrow>
                      <mo stretchy="false">α</mo>
                      <mo stretchy="false">&lt;</mo>
                      <mi>a</mi>
                    </mrow>
                    <mo stretchy="false">&lt;</mo>
                    <mo stretchy="false">β</mo>
                  </mrow>
                </mrow>
              </mtd>
            </mtr>
            <mtr>
              <mtd>
                <mrow>
                  <mn>0</mn>
                  <mi/>
                  <mtext>sonst</mtext>
                  <mi/>
                  <mrow>
                    <mo stretchy="false">(</mo>
                    <mrow>
                      <mrow>
                        <mi>a</mi>
                        <mo stretchy="false">≠</mo>
                        <mo stretchy="false">α</mo>
                      </mrow>
                      <mi>,</mi>
                      <mo stretchy="false">β</mo>
                    </mrow>
                    <mo stretchy="false">)</mo>
                  </mrow>
                </mrow>
              </mtd>
            </mtr>
          </mtable>
        </mrow>
      </mrow>
    </mrow>
    <annotation encoding="StarMath 5.0">int from %ialpha to %ibeta f(x) %delta (x-a) ` "d" x `=` left lbrace binom{alignl f(a)`,~ "falls" ` %ialpha &lt; a &lt; %ibeta}{alignl 0 ~~~~~~`"sonst" ` (a &lt;&gt; %ialpha, %ibeta)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31:51.752000000</meta:creation-date>
    <meta:generator>LibreOffice/4.1.4.2$Windows_x86 LibreOffice_project/0a0440ccc0227ad9829de5f46be37cfb6edcf72</meta:generator>
  </office:meta>
</office:document-meta>
</file>